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db4" officeooo:paragraph-rsid="001f9db4"/>
    </style:style>
    <style:style style:name="P2" style:family="paragraph" style:parent-style-name="Standard">
      <style:text-properties officeooo:rsid="00201f74" officeooo:paragraph-rsid="00201f74"/>
    </style:style>
    <style:style style:name="P3" style:family="paragraph" style:parent-style-name="Standard">
      <style:text-properties officeooo:rsid="0021974f" officeooo:paragraph-rsid="0021974f"/>
    </style:style>
    <style:style style:name="P4" style:family="paragraph" style:parent-style-name="Standard">
      <style:text-properties officeooo:rsid="00222a86" officeooo:paragraph-rsid="00222a86"/>
    </style:style>
    <style:style style:name="P5" style:family="paragraph" style:parent-style-name="Standard">
      <style:text-properties officeooo:rsid="00255617" officeooo:paragraph-rsid="002864d4"/>
    </style:style>
    <style:style style:name="P6" style:family="paragraph" style:parent-style-name="Standard">
      <style:text-properties officeooo:rsid="0033d533" officeooo:paragraph-rsid="0033d533"/>
    </style:style>
    <style:style style:name="P7" style:family="paragraph" style:parent-style-name="Standard">
      <style:text-properties officeooo:paragraph-rsid="0033d533"/>
    </style:style>
    <style:style style:name="P8" style:family="paragraph" style:parent-style-name="Text_20_body">
      <style:text-properties officeooo:rsid="00201f74" officeooo:paragraph-rsid="00201f74"/>
    </style:style>
    <style:style style:name="P9" style:family="paragraph" style:parent-style-name="Text_20_body">
      <style:text-properties officeooo:rsid="0033d533" officeooo:paragraph-rsid="0033d533"/>
    </style:style>
    <style:style style:name="P10" style:family="paragraph" style:parent-style-name="Standard">
      <style:text-properties officeooo:paragraph-rsid="001f9db4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rsid="0034a0cd" officeooo:paragraph-rsid="0034a0cd"/>
    </style:style>
    <style:style style:name="T1" style:family="text">
      <style:text-properties officeooo:rsid="0033d533"/>
    </style:style>
    <style:style style:name="T2" style:family="text">
      <style:text-properties officeooo:rsid="001f9db4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Voy a darte cuatro archivos, con mi proyecto en html. No escribas nada hasta que te enseñe el cuarto y te diga qué cambios quiero.</text:span></text:p>
      <text:p text:style-name="P1"/>
      <text:p text:style-name="P2">No escribas código, solo respóndeme.</text:p>
      <text:p text:style-name="P2"/>
      <text:p text:style-name="P2">Dime qué cambios habría que hacer en cada uno de los tres códigos.</text:p>
      <text:p text:style-name="P2"/>
      <text:p text:style-name="P8">Piensa bien en una solución agil y efectiva e integrada, y dame mi js completo actualizado</text:p>
      <text:p text:style-name="P2">Dame todo el código xxx actualizado y completo porque he perdido el anterior.</text:p>
      <text:p text:style-name="P2"/>
      <text:p text:style-name="P3">Esta es la versión xxx actualizada y que funciona bien. Leela con atención porque te voy a pedir algo sobre ella. </text:p>
      <text:p text:style-name="P3"/>
      <text:p text:style-name="P4">Dime en qué lugar del código meto esta mejora.</text:p>
      <text:p text:style-name="P4"/>
      <text:p text:style-name="P5"/>
      <text:p text:style-name="P6">JS DE APRENDIZAJE. EL ANDAMIAJE PREVIO</text:p>
      <text:p text:style-name="P6"/>
      <text:p text:style-name="P6">Sí, es completamente viable mantener tu archivo JavaScript principal (por ejemplo, `main.js`) tal como está y añadir un segundo archivo JavaScript (por ejemplo, `learning.js`) que maneje la lógica de aprendizaje. Este segundo archivo puede interactuar con el primero llamando a sus funciones y, a su vez, permitir que el archivo principal invoque funciones definidas en él. A continuación, te detallo cómo puedes lograr esto de manera efectiva:</text:p>
      <text:p text:style-name="P6"/>
      <text:p text:style-name="P7"><text:span text:style-name="T1">---</text:span>si tus alumnos necesitan ejecutar los archivos localmente sin configuraciones adicionales, evitar ES6 Modules es una decisión acertada, ya que usar <text:span text:style-name="Source_20_Text">import</text:span> y <text:span text:style-name="Source_20_Text">export</text:span> en archivos locales requiere un servidor HTTP para funcionar correctamente debido a las restricciones de CORS en navegadores modernos.</text:p>
      <text:p text:style-name="Text_20_body">En su lugar, puedes optar por un enfoque tradicional basado en scripts que exponen funciones y variables globales.</text:p>
      <text:p text:style-name="P6"/>
      <text:p text:style-name="P6"/>
      <text:p text:style-name="P6">## **1. Organización de los Archivos**</text:p>
      <text:p text:style-name="P6"/>
      <text:p text:style-name="P6">Primero, asegúrate de tener una estructura clara para tus archivos. Por ejemplo:</text:p>
      <text:p text:style-name="P6"/>
      <text:p text:style-name="P6">```</text:p>
      <text:p text:style-name="P6">/project-root</text:p>
      <text:p text:style-name="P6">│</text:p>
      <text:p text:style-name="P6">├── index.html</text:p>
      <text:p text:style-name="P6">├── css/</text:p>
      <text:p text:style-name="P6">│ <text:s text:c="2"/>└── styles.css</text:p>
      <text:p text:style-name="P6">├── js/</text:p>
      <text:p text:style-name="P6">│ <text:s text:c="2"/>├── main.js</text:p>
      <text:p text:style-name="P6">│ <text:s text:c="2"/>└── learning.js</text:p>
      <text:p text:style-name="P6">└── assets/</text:p>
      <text:p text:style-name="P6"><text:s text:c="4"/>└── (imágenes, iconos, etc.)</text:p>
      <text:p text:style-name="P6">```</text:p>
      <text:p text:style-name="P6"/>
      <text:p text:style-name="P9"><text:soft-page-break/>Si usas funciones y variables en <text:span text:style-name="Source_20_Text">movement.js</text:span> y <text:span text:style-name="Source_20_Text">learning.js</text:span> que serán llamadas desde <text:span text:style-name="Source_20_Text">main.js</text:span>, asegúrate de que estén definidas como globales o encapsuladas en un objeto global (por ejemplo, <text:span text:style-name="Source_20_Text">window.Movement</text:span> y <text:span text:style-name="Source_20_Text">window.Learning</text:span>).</text:p>
      <text:list xml:id="list3420507395" text:style-name="L1">
        <text:list-item>
          <text:p text:style-name="P11">Comprueba que no haya conflictos en el espacio de nombres global (dos funciones con el mismo nombre, por ejemplo). </text:p>
        </text:list-item>
        <text:list-item>
          <text:p text:style-name="P12"/>
        </text:list-item>
      </text:list>
      <text:p text:style-name="P6">## **3. Configuración de `main.js` para Exponer Funciones Globales**</text:p>
      <text:p text:style-name="P6"/>
      <text:p text:style-name="P6">Para que `learning.js` pueda interactuar con `main.js`, las funciones que deseas llamar desde `learning.js` deben estar disponibles en el ámbito global. Asegúrate de que las funciones en `main.js` que deseas utilizar estén definidas globalmente (es decir, no dentro de un ámbito local o de una función).</text:p>
      <text:p text:style-name="P6"/>
      <text:p text:style-name="P6">### **Ejemplo de `main.js`:**</text:p>
      <text:p text:style-name="P6"/>
      <text:p text:style-name="P6">```javascript</text:p>
      <text:p text:style-name="P6">// js/main.js</text:p>
      <text:p text:style-name="P6"/>
      <text:p text:style-name="P6">// Variables globales</text:p>
      <text:p text:style-name="P6">let rewardCount = 0; // Contador de recompensas</text:p>
      <text:p text:style-name="P6">let punishmentCount = 0; // Contador de castigos</text:p>
      <text:p text:style-name="P6">let utCount = 0; // Contador de Unidades Temporales</text:p>
      <text:p text:style-name="P6"/>
      <text:p text:style-name="P6">// Estados de los dispositivos</text:p>
      <text:p text:style-name="P6">const deviceStates = {</text:p>
      <text:p text:style-name="P6"><text:s text:c="4"/>palanca: false, <text:s/>// D1 - Palanca, desactivada por defecto</text:p>
      <text:p text:style-name="P6"><text:s text:c="4"/>comedero: false, // D2 - Comedero, desactivado por defecto</text:p>
      <text:p text:style-name="P6"><text:s text:c="4"/>altavoz: false, <text:s/>// D3 - Altavoz, desactivado por defecto</text:p>
      <text:p text:style-name="P6"><text:s text:c="4"/>luz: false, <text:s text:c="5"/>// D4 - Luz, desactivada por defecto</text:p>
      <text:p text:style-name="P6"><text:s text:c="4"/>luz2: false, <text:s text:c="4"/>// D5 - Luz secundaria, desactivada por defecto</text:p>
      <text:p text:style-name="P6"><text:s text:c="4"/>rejilla: false <text:s text:c="2"/>// D6 - Rejilla, desactivada por defecto</text:p>
      <text:p text:style-name="P6">};</text:p>
      <text:p text:style-name="P6"/>
      <text:p text:style-name="P6">// Estados de enfriamiento para dispositivos</text:p>
      <text:p text:style-name="P6">const cooldownStates = {</text:p>
      <text:p text:style-name="P6"><text:s text:c="4"/>palanca: false, // Enfriamiento para la palanca</text:p>
      <text:p text:style-name="P6"><text:s text:c="4"/>// Puedes añadir más dispositivos aquí si lo deseas</text:p>
      <text:p text:style-name="P6">};</text:p>
      <text:p text:style-name="P6"/>
      <text:p text:style-name="P6">// Variables para el movimiento del ratón</text:p>
      <text:p text:style-name="P6">let mouseMoving = false; // Estado del movimiento del ratón</text:p>
      <text:p text:style-name="P6">let direction = 1; // Dirección inicial: 1 para la derecha, -1 para la izquierda</text:p>
      <text:p text:style-name="P6">let movementInterval = null; // Intervalo de movimiento</text:p>
      <text:p text:style-name="P6">let movementTimeout = null; // Timeout para iniciar el movimiento</text:p>
      <text:p text:style-name="P6">let stopTimeout = null; // Timeout para detener el movimiento</text:p>
      <text:p text:style-name="P6"/>
      <text:p text:style-name="P6">const moveSpeed = 50; // Intervalo en milisegundos para actualizar la posición</text:p>
      <text:p text:style-name="P6">const moveDistance = 0.5; // Porcentaje que se mueve cada vez</text:p>
      <text:p text:style-name="P6"/>
      <text:p text:style-name="P6">// Bitácora de eventos</text:p>
      <text:p text:style-name="P6"><text:soft-page-break/>const log = []; // Array para almacenar los eventos</text:p>
      <text:p text:style-name="P6"/>
      <text:p text:style-name="P6">// Bandera para detectar si ya se ha interactuado con la palanca en la actual colisión</text:p>
      <text:p text:style-name="P6">let palancaTouched = false; // Nueva bandera añadida</text:p>
      <text:p text:style-name="P6"/>
      <text:p text:style-name="P6">// =========================================================</text:p>
      <text:p text:style-name="P6">// Funciones Auxiliares</text:p>
      <text:p text:style-name="P6">// =========================================================</text:p>
      <text:p text:style-name="P6"/>
      <text:p text:style-name="P6">/**</text:p>
      <text:p text:style-name="P6"><text:s/>* Genera un número entero aleatorio entre min y max (inclusive).</text:p>
      <text:p text:style-name="P6"><text:s/>* @param {number} min - El valor mínimo.</text:p>
      <text:p text:style-name="P6"><text:s/>* @param {number} max - El valor máximo.</text:p>
      <text:p text:style-name="P6"><text:s/>* @returns {number} - Un número entero aleatorio entre min y max.</text:p>
      <text:p text:style-name="P6"><text:s/>*/</text:p>
      <text:p text:style-name="P6">function getRandomInt(min, max) {</text:p>
      <text:p text:style-name="P6"><text:s text:c="4"/>return Math.floor(Math.random() * (max - min + 1)) + min;</text:p>
      <text:p text:style-name="P6">}</text:p>
      <text:p text:style-name="P6"/>
      <text:p text:style-name="P6">// =========================================================</text:p>
      <text:p text:style-name="P6">// Funciones de Inicialización y Configuración</text:p>
      <text:p text:style-name="P6">// =========================================================</text:p>
      <text:p text:style-name="P6"/>
      <text:p text:style-name="P6">/**</text:p>
      <text:p text:style-name="P6"><text:s/>* Función de inicialización.</text:p>
      <text:p text:style-name="P6"><text:s/>* Se ejecuta cuando el DOM está completamente cargado.</text:p>
      <text:p text:style-name="P6"><text:s/>*/</text:p>
      <text:p text:style-name="P6">function initialize() {</text:p>
      <text:p text:style-name="P6"><text:s text:c="4"/>console.log("Inicializando Caja de Skinner...");</text:p>
      <text:p text:style-name="P6"><text:s text:c="4"/>setupDevices();</text:p>
      <text:p text:style-name="P6"><text:s text:c="4"/>updateInstructions("Comienza el condicionamiento.");</text:p>
      <text:p text:style-name="P6"><text:s text:c="4"/>setInitialMouseDirection(); // Establecer la dirección inicial del ratón</text:p>
      <text:p text:style-name="P6"><text:s text:c="4"/>startRandomMovement(); // Iniciar el movimiento aleatorio del ratón</text:p>
      <text:p text:style-name="P6"><text:s text:c="4"/>startUTClock(); // Iniciar el reloj de Unidades Temporales</text:p>
      <text:p text:style-name="P6"><text:s text:c="4"/>setupDownloadButton(); // Configurar el botón de descarga</text:p>
      <text:p text:style-name="P6">}</text:p>
      <text:p text:style-name="P6"/>
      <text:p text:style-name="P6">/**</text:p>
      <text:p text:style-name="P6"><text:s/>* Inicia el reloj de Unidades Temporales (UT).</text:p>
      <text:p text:style-name="P6"><text:s/>*/</text:p>
      <text:p text:style-name="P6">function startUTClock() {</text:p>
      <text:p text:style-name="P6"><text:s text:c="4"/>setInterval(() =&gt; {</text:p>
      <text:p text:style-name="P6"><text:s text:c="8"/>utCount++; // Incrementar el contador de UT</text:p>
      <text:p text:style-name="P6"><text:s text:c="8"/>const utClockElement = document.getElementById("utClock");</text:p>
      <text:p text:style-name="P6"><text:s text:c="8"/>if (utClockElement) {</text:p>
      <text:p text:style-name="P6"><text:s text:c="12"/>utClockElement.textContent = `U.T. ${utCount}`;</text:p>
      <text:p text:style-name="P6"><text:s text:c="8"/>} else {</text:p>
      <text:p text:style-name="P6"><text:s text:c="12"/>console.error("No se encontró el elemento con ID 'utClock'");</text:p>
      <text:p text:style-name="P6"><text:s text:c="8"/>}</text:p>
      <text:p text:style-name="P6"><text:s text:c="4"/>}, 5000); // 5 segundos </text:p>
      <text:p text:style-name="P6">}</text:p>
      <text:p text:style-name="P6"/>
      <text:p text:style-name="P6"><text:soft-page-break/>/**</text:p>
      <text:p text:style-name="P6"><text:s/>* Establece la dirección inicial del ratón basada en la variable 'direction'.</text:p>
      <text:p text:style-name="P6"><text:s/>*/</text:p>
      <text:p text:style-name="P6">function setInitialMouseDirection() {</text:p>
      <text:p text:style-name="P6"><text:s text:c="4"/>const mouse = document.getElementById("mouse");</text:p>
      <text:p text:style-name="P6"><text:s text:c="4"/>if (mouse) {</text:p>
      <text:p text:style-name="P6"><text:s text:c="8"/>mouse.classList.remove("looking-left", "looking-right");</text:p>
      <text:p text:style-name="P6"><text:s text:c="8"/>if (direction === 1) {</text:p>
      <text:p text:style-name="P6"><text:s text:c="12"/>mouse.classList.add("looking-right"); // Mirando a la derecha</text:p>
      <text:p text:style-name="P6"><text:s text:c="8"/>} else {</text:p>
      <text:p text:style-name="P6"><text:s text:c="12"/>mouse.classList.add("looking-left"); // Mirando a la izquierda</text:p>
      <text:p text:style-name="P6"><text:s text:c="8"/>}</text:p>
      <text:p text:style-name="P6"><text:s text:c="4"/>}</text:p>
      <text:p text:style-name="P6">}</text:p>
      <text:p text:style-name="P6"/>
      <text:p text:style-name="P6">/**</text:p>
      <text:p text:style-name="P6"><text:s/>* Configura los dispositivos interactivos.</text:p>
      <text:p text:style-name="P6"><text:s/>*/</text:p>
      <text:p text:style-name="P6">function setupDevices() {</text:p>
      <text:p text:style-name="P6"><text:s text:c="4"/>const devices = ["palanca", "comedero", "altavoz", "luz", "luz2", "rejilla"];</text:p>
      <text:p text:style-name="P6"/>
      <text:p text:style-name="P6"><text:s text:c="4"/>// Vincula eventos a todos los dispositivos</text:p>
      <text:p text:style-name="P6"><text:s text:c="4"/>devices.forEach((deviceId) =&gt; {</text:p>
      <text:p text:style-name="P6"><text:s text:c="8"/>const deviceElement = document.getElementById(deviceId);</text:p>
      <text:p text:style-name="P6"><text:s text:c="8"/>if (deviceElement) {</text:p>
      <text:p text:style-name="P6"><text:s text:c="12"/>deviceElement.addEventListener("click", () =&gt; handleDeviceInteraction(deviceId));</text:p>
      <text:p text:style-name="P6"><text:s text:c="8"/>}</text:p>
      <text:p text:style-name="P6"><text:s text:c="4"/>});</text:p>
      <text:p text:style-name="P6">}</text:p>
      <text:p text:style-name="P6"/>
      <text:p text:style-name="P6">// =========================================================</text:p>
      <text:p text:style-name="P6">// Funciones de Manejo de Dispositivos</text:p>
      <text:p text:style-name="P6">// =========================================================</text:p>
      <text:p text:style-name="P6"/>
      <text:p text:style-name="P6">/**</text:p>
      <text:p text:style-name="P6"><text:s/>* Maneja las interacciones con los dispositivos.</text:p>
      <text:p text:style-name="P6"><text:s/>* @param {string} deviceId - ID del dispositivo que se ha activado.</text:p>
      <text:p text:style-name="P6"><text:s/>*/</text:p>
      <text:p text:style-name="P6">function handleDeviceInteraction(deviceId) {</text:p>
      <text:p text:style-name="P6"><text:s text:c="4"/>console.log(`Interacción detectada en: ${deviceId}`);</text:p>
      <text:p text:style-name="P6"><text:s text:c="4"/>// Alterna el estado del dispositivo</text:p>
      <text:p text:style-name="P6"><text:s text:c="4"/>deviceStates[deviceId] = !deviceStates[deviceId];</text:p>
      <text:p text:style-name="P6"/>
      <text:p text:style-name="P6"><text:s text:c="4"/>// Actualiza la interfaz para reflejar el cambio de estado</text:p>
      <text:p text:style-name="P6"><text:s text:c="4"/>updateDeviceState(deviceId);</text:p>
      <text:p text:style-name="P6"/>
      <text:p text:style-name="P6"><text:s text:c="4"/>// Mensajes específicos según el dispositivo</text:p>
      <text:p text:style-name="P6"><text:s text:c="4"/>if (deviceStates[deviceId]) {</text:p>
      <text:p text:style-name="P6"><text:s text:c="8"/>// Si el dispositivo está activado</text:p>
      <text:p text:style-name="P6"><text:s text:c="8"/>switch (deviceId) {</text:p>
      <text:p text:style-name="P6"><text:s text:c="12"/>case "palanca":</text:p>
      <text:p text:style-name="P6"><text:s text:c="16"/>rewardCount++;</text:p>
      <text:p text:style-name="P6"><text:soft-page-break/><text:s text:c="16"/>updateInstructions("Has activado la Palanca.");</text:p>
      <text:p text:style-name="P6"><text:s text:c="16"/>logEvent("Activación", "palanca");</text:p>
      <text:p text:style-name="P6"><text:s text:c="16"/>break;</text:p>
      <text:p text:style-name="P6"><text:s text:c="12"/>case "comedero":</text:p>
      <text:p text:style-name="P6"><text:s text:c="16"/>punishmentCount++;</text:p>
      <text:p text:style-name="P6"><text:s text:c="16"/>updateInstructions("Has activado el Comedero.");</text:p>
      <text:p text:style-name="P6"><text:s text:c="16"/>logEvent("Activación", "comedero");</text:p>
      <text:p text:style-name="P6"><text:s text:c="16"/>break;</text:p>
      <text:p text:style-name="P6"><text:s text:c="12"/>case "altavoz":</text:p>
      <text:p text:style-name="P6"><text:s text:c="16"/>updateInstructions("El Altavoz está emitiendo música.");</text:p>
      <text:p text:style-name="P6"><text:s text:c="16"/>logEvent("Activación", "altavoz");</text:p>
      <text:p text:style-name="P6"><text:s text:c="16"/>break;</text:p>
      <text:p text:style-name="P6"><text:s text:c="12"/>case "luz":</text:p>
      <text:p text:style-name="P6"><text:s text:c="16"/>updateInstructions("La Luz principal se ha encendido.");</text:p>
      <text:p text:style-name="P6"><text:s text:c="16"/>logEvent("Activación", "luz");</text:p>
      <text:p text:style-name="P6"><text:s text:c="16"/>break;</text:p>
      <text:p text:style-name="P6"><text:s text:c="12"/>case "luz2":</text:p>
      <text:p text:style-name="P6"><text:s text:c="16"/>updateInstructions("La Luz secundaria se ha encendido.");</text:p>
      <text:p text:style-name="P6"><text:s text:c="16"/>logEvent("Activación", "luz2");</text:p>
      <text:p text:style-name="P6"><text:s text:c="16"/>break;</text:p>
      <text:p text:style-name="P6"><text:s text:c="12"/>case "rejilla":</text:p>
      <text:p text:style-name="P6"><text:s text:c="16"/>updateInstructions("La Rejilla Eléctrica está parpadeando.");</text:p>
      <text:p text:style-name="P6"><text:s text:c="16"/>logEvent("Activación", "rejilla");</text:p>
      <text:p text:style-name="P6"><text:s text:c="16"/>break;</text:p>
      <text:p text:style-name="P6"><text:s text:c="8"/>}</text:p>
      <text:p text:style-name="P6"><text:s text:c="4"/>} else {</text:p>
      <text:p text:style-name="P6"><text:s text:c="8"/>// Si el dispositivo está desactivado</text:p>
      <text:p text:style-name="P6"><text:s text:c="8"/>switch (deviceId) {</text:p>
      <text:p text:style-name="P6"><text:s text:c="12"/>case "palanca":</text:p>
      <text:p text:style-name="P6"><text:s text:c="16"/>updateInstructions("Has desactivado la Palanca.");</text:p>
      <text:p text:style-name="P6"><text:s text:c="16"/>logEvent("Desactivación", "palanca");</text:p>
      <text:p text:style-name="P6"><text:s text:c="16"/>break;</text:p>
      <text:p text:style-name="P6"><text:s text:c="12"/>case "comedero":</text:p>
      <text:p text:style-name="P6"><text:s text:c="16"/>updateInstructions("Has desactivado el Comedero.");</text:p>
      <text:p text:style-name="P6"><text:s text:c="16"/>logEvent("Desactivación", "comedero");</text:p>
      <text:p text:style-name="P6"><text:s text:c="16"/>break;</text:p>
      <text:p text:style-name="P6"><text:s text:c="12"/>case "altavoz":</text:p>
      <text:p text:style-name="P6"><text:s text:c="16"/>updateInstructions("El Altavoz se ha apagado.");</text:p>
      <text:p text:style-name="P6"><text:s text:c="16"/>logEvent("Desactivación", "altavoz");</text:p>
      <text:p text:style-name="P6"><text:s text:c="16"/>break;</text:p>
      <text:p text:style-name="P6"><text:s text:c="12"/>case "luz":</text:p>
      <text:p text:style-name="P6"><text:s text:c="16"/>updateInstructions("La Luz principal se ha apagado.");</text:p>
      <text:p text:style-name="P6"><text:s text:c="16"/>logEvent("Desactivación", "luz");</text:p>
      <text:p text:style-name="P6"><text:s text:c="16"/>break;</text:p>
      <text:p text:style-name="P6"><text:s text:c="12"/>case "luz2":</text:p>
      <text:p text:style-name="P6"><text:s text:c="16"/>updateInstructions("La Luz secundaria se ha apagado.");</text:p>
      <text:p text:style-name="P6"><text:s text:c="16"/>logEvent("Desactivación", "luz2");</text:p>
      <text:p text:style-name="P6"><text:s text:c="16"/>break;</text:p>
      <text:p text:style-name="P6"><text:s text:c="12"/>case "rejilla":</text:p>
      <text:p text:style-name="P6"><text:s text:c="16"/>updateInstructions("La Rejilla Eléctrica se ha desactivado.");</text:p>
      <text:p text:style-name="P6"><text:s text:c="16"/>logEvent("Desactivación", "rejilla");</text:p>
      <text:p text:style-name="P6"><text:s text:c="16"/>break;</text:p>
      <text:p text:style-name="P6"><text:soft-page-break/><text:s text:c="8"/>}</text:p>
      <text:p text:style-name="P6"><text:s text:c="4"/>}</text:p>
      <text:p text:style-name="P6"/>
      <text:p text:style-name="P6"><text:s text:c="4"/>updateCounters(); // Actualiza los contadores en la interfaz</text:p>
      <text:p text:style-name="P6">}</text:p>
      <text:p text:style-name="P6"/>
      <text:p text:style-name="P6">/**</text:p>
      <text:p text:style-name="P6"><text:s/>* Actualiza visualmente el estado de un dispositivo.</text:p>
      <text:p text:style-name="P6"><text:s/>* @param {string} deviceId - ID del dispositivo a actualizar.</text:p>
      <text:p text:style-name="P6"><text:s/>*/</text:p>
      <text:p text:style-name="P6">function updateDeviceState(deviceId) {</text:p>
      <text:p text:style-name="P6"><text:s text:c="4"/>const deviceElement = document.getElementById(deviceId);</text:p>
      <text:p text:style-name="P6"><text:s text:c="4"/>if (deviceElement) {</text:p>
      <text:p text:style-name="P6"><text:s text:c="8"/>if (deviceStates[deviceId]) {</text:p>
      <text:p text:style-name="P6"><text:s text:c="12"/>deviceElement.classList.add("active"); // Clase para estado activo</text:p>
      <text:p text:style-name="P6"><text:s text:c="8"/>} else {</text:p>
      <text:p text:style-name="P6"><text:s text:c="12"/>deviceElement.classList.remove("active"); // Remover clase si está desactivo</text:p>
      <text:p text:style-name="P6"><text:s text:c="8"/>}</text:p>
      <text:p text:style-name="P6"><text:s text:c="4"/>}</text:p>
      <text:p text:style-name="P6">}</text:p>
      <text:p text:style-name="P6"/>
      <text:p text:style-name="P6">/**</text:p>
      <text:p text:style-name="P6"><text:s/>* Actualiza las instrucciones en el cuadro de información.</text:p>
      <text:p text:style-name="P6"><text:s/>* @param {string} message - Mensaje a mostrar.</text:p>
      <text:p text:style-name="P6"><text:s/>*/</text:p>
      <text:p text:style-name="P6">function updateInstructions(message) {</text:p>
      <text:p text:style-name="P6"><text:s text:c="4"/>const instructionsElement = document.getElementById("instructions");</text:p>
      <text:p text:style-name="P6"><text:s text:c="4"/>if (instructionsElement) {</text:p>
      <text:p text:style-name="P6"><text:s text:c="8"/>instructionsElement.textContent = message;</text:p>
      <text:p text:style-name="P6"><text:s text:c="4"/>} else {</text:p>
      <text:p text:style-name="P6"><text:s text:c="8"/>console.error("El elemento con ID 'instructions' no existe en el HTML.");</text:p>
      <text:p text:style-name="P6"><text:s text:c="4"/>}</text:p>
      <text:p text:style-name="P6">}</text:p>
      <text:p text:style-name="P6"/>
      <text:p text:style-name="P6">/**</text:p>
      <text:p text:style-name="P6"><text:s/>* Actualiza los contadores de recompensas y castigos en la interfaz.</text:p>
      <text:p text:style-name="P6"><text:s/>*/</text:p>
      <text:p text:style-name="P6">function updateCounters() {</text:p>
      <text:p text:style-name="P6"><text:s text:c="4"/>const countersElement = document.getElementById("counters");</text:p>
      <text:p text:style-name="P6"><text:s text:c="4"/>if (countersElement) {</text:p>
      <text:p text:style-name="P6"><text:s text:c="8"/>countersElement.innerHTML = `</text:p>
      <text:p text:style-name="P6"><text:s text:c="12"/>Recompensas: ${rewardCount} &lt;br&gt;</text:p>
      <text:p text:style-name="P6"><text:s text:c="12"/>Castigos: ${punishmentCount}</text:p>
      <text:p text:style-name="P6"><text:s text:c="8"/>`;</text:p>
      <text:p text:style-name="P6"><text:s text:c="4"/>}</text:p>
      <text:p text:style-name="P6">}</text:p>
      <text:p text:style-name="P6"/>
      <text:p text:style-name="P6">// =========================================================</text:p>
      <text:p text:style-name="P6">// Funciones de Movimiento del Ratón y Manejo de Interacciones</text:p>
      <text:p text:style-name="P6">// =========================================================</text:p>
      <text:p text:style-name="P6"/>
      <text:p text:style-name="P6">/**</text:p>
      <text:p text:style-name="P6"><text:soft-page-break/><text:s/>* Inicia el movimiento aleatorio del ratón.</text:p>
      <text:p text:style-name="P6"><text:s/>*/</text:p>
      <text:p text:style-name="P6">function startRandomMovement() {</text:p>
      <text:p text:style-name="P6"><text:s text:c="4"/>const randomDelay = getRandomInt(1000, 5000);</text:p>
      <text:p text:style-name="P6"><text:s text:c="4"/>movementTimeout = setTimeout(() =&gt; {</text:p>
      <text:p text:style-name="P6"><text:s text:c="8"/>mouseMoving = true;</text:p>
      <text:p text:style-name="P6"><text:s text:c="8"/>movementInterval = setInterval(moveMouse, moveSpeed);</text:p>
      <text:p text:style-name="P6"/>
      <text:p text:style-name="P6"><text:s text:c="8"/>const randomMoveDuration = getRandomInt(2000, 5000);</text:p>
      <text:p text:style-name="P6"><text:s text:c="8"/>stopTimeout = setTimeout(() =&gt; {</text:p>
      <text:p text:style-name="P6"><text:s text:c="12"/>mouseMoving = false;</text:p>
      <text:p text:style-name="P6"><text:s text:c="12"/>clearInterval(movementInterval);</text:p>
      <text:p text:style-name="P6"><text:s text:c="12"/>startRandomMovement();</text:p>
      <text:p text:style-name="P6"><text:s text:c="8"/>}, randomMoveDuration);</text:p>
      <text:p text:style-name="P6"><text:s text:c="4"/>}, randomDelay);</text:p>
      <text:p text:style-name="P6">}</text:p>
      <text:p text:style-name="P6"/>
      <text:p text:style-name="P6">/**</text:p>
      <text:p text:style-name="P6"><text:s/>* Mueve el ratón en la dirección actual y detecta colisiones con comedero y palanca.</text:p>
      <text:p text:style-name="P6"><text:s/>*/</text:p>
      <text:p text:style-name="P6">function moveMouse() {</text:p>
      <text:p text:style-name="P6"><text:s text:c="4"/>const mouse = document.getElementById("mouse");</text:p>
      <text:p text:style-name="P6"><text:s text:c="4"/>const comedero = document.getElementById("comedero");</text:p>
      <text:p text:style-name="P6"><text:s text:c="4"/>const palanca = document.getElementById("palanca");</text:p>
      <text:p text:style-name="P6"/>
      <text:p text:style-name="P6"><text:s text:c="4"/>if (!mouse || !comedero || !palanca) return;</text:p>
      <text:p text:style-name="P6"/>
      <text:p text:style-name="P6"><text:s text:c="4"/>// Movimiento del ratón</text:p>
      <text:p text:style-name="P6"><text:s text:c="4"/>let currentLeft = parseFloat(mouse.style.left) || 10;</text:p>
      <text:p text:style-name="P6"><text:s text:c="4"/>let newLeft = currentLeft + (direction * moveDistance);</text:p>
      <text:p text:style-name="P6"/>
      <text:p text:style-name="P6"><text:s text:c="4"/>// Cambia dirección si llega a los bordes</text:p>
      <text:p text:style-name="P6"><text:s text:c="4"/>if (newLeft &gt; 90) {</text:p>
      <text:p text:style-name="P6"><text:s text:c="8"/>newLeft = 90;</text:p>
      <text:p text:style-name="P6"><text:s text:c="8"/>direction = -1;</text:p>
      <text:p text:style-name="P6"><text:s text:c="8"/>mouse.classList.remove("looking-right");</text:p>
      <text:p text:style-name="P6"><text:s text:c="8"/>mouse.classList.add("looking-left"); // Mirando a la izquierda</text:p>
      <text:p text:style-name="P6"><text:s text:c="4"/>} else if (newLeft &lt; 10) {</text:p>
      <text:p text:style-name="P6"><text:s text:c="8"/>newLeft = 10;</text:p>
      <text:p text:style-name="P6"><text:s text:c="8"/>direction = 1;</text:p>
      <text:p text:style-name="P6"><text:s text:c="8"/>mouse.classList.remove("looking-left");</text:p>
      <text:p text:style-name="P6"><text:s text:c="8"/>mouse.classList.add("looking-right"); // Mirando a la derecha</text:p>
      <text:p text:style-name="P6"><text:s text:c="4"/>}</text:p>
      <text:p text:style-name="P6"/>
      <text:p text:style-name="P6"><text:s text:c="4"/>mouse.style.left = `${newLeft}%`;</text:p>
      <text:p text:style-name="P6"/>
      <text:p text:style-name="P6"><text:s text:c="4"/>// Detecta colisión con el comedero</text:p>
      <text:p text:style-name="P6"><text:s text:c="4"/>if (deviceStates.comedero &amp;&amp; checkCollision(mouse, comedero)) {</text:p>
      <text:p text:style-name="P6"><text:s text:c="8"/>stopToEat(mouse, comedero);</text:p>
      <text:p text:style-name="P6"><text:s text:c="4"/>}</text:p>
      <text:p text:style-name="P6"/>
      <text:p text:style-name="P6"><text:s text:c="4"/>// Detecta colisión con la palanca</text:p>
      <text:p text:style-name="P6"><text:soft-page-break/><text:s text:c="4"/>if (checkCollision(mouse, palanca)) {</text:p>
      <text:p text:style-name="P6"><text:s text:c="8"/>handlePalancaInteraction();</text:p>
      <text:p text:style-name="P6"><text:s text:c="4"/>} else {</text:p>
      <text:p text:style-name="P6"><text:s text:c="8"/>// Si no hay colisión, restablece la bandera de interacción</text:p>
      <text:p text:style-name="P6"><text:s text:c="8"/>palancaTouched = false;</text:p>
      <text:p text:style-name="P6"><text:s text:c="4"/>}</text:p>
      <text:p text:style-name="P6">}</text:p>
      <text:p text:style-name="P6"/>
      <text:p text:style-name="P6">/**</text:p>
      <text:p text:style-name="P6"><text:s/>* Maneja la interacción con la palanca con una probabilidad del 4%. La cifra es baja porque el ratón está mucho tiempo en contacto en cada paso.</text:p>
      <text:p text:style-name="P6"><text:s/>*/</text:p>
      <text:p text:style-name="P6">function handlePalancaInteraction() {</text:p>
      <text:p text:style-name="P6"><text:s text:c="4"/>if (cooldownStates.palanca || palancaTouched) return; // Evitar interacción si está en enfriamiento o ya interactuó</text:p>
      <text:p text:style-name="P6"/>
      <text:p text:style-name="P6"><text:s text:c="4"/>const chance = getRandomInt(0, 99);</text:p>
      <text:p text:style-name="P6"><text:s text:c="4"/>if (chance &lt; 4) { // 4% de probabilidad</text:p>
      <text:p text:style-name="P6"><text:s text:c="8"/>const mouse = document.getElementById("mouse");</text:p>
      <text:p text:style-name="P6"><text:s text:c="8"/>if (mouse) animateMouseInteraction(mouse); // Llama a la animación</text:p>
      <text:p text:style-name="P6"/>
      <text:p text:style-name="P6"><text:s text:c="8"/>// Alterna el estado de la palanca</text:p>
      <text:p text:style-name="P6"><text:s text:c="8"/>deviceStates.palanca = !deviceStates.palanca;</text:p>
      <text:p text:style-name="P6"><text:s text:c="8"/>updateDeviceState("palanca");</text:p>
      <text:p text:style-name="P6"/>
      <text:p text:style-name="P6"><text:s text:c="8"/>// Actualiza el contador y las instrucciones si es necesario</text:p>
      <text:p text:style-name="P6"><text:s text:c="8"/>if (deviceStates.palanca) {</text:p>
      <text:p text:style-name="P6"><text:s text:c="12"/>rewardCount++;</text:p>
      <text:p text:style-name="P6"><text:s text:c="12"/>updateInstructions("La Palanca ha sido activada por el ratón.");</text:p>
      <text:p text:style-name="P6"><text:s text:c="12"/>logEvent("Activación", "palanca (por ratón)");</text:p>
      <text:p text:style-name="P6"><text:s text:c="8"/>} else {</text:p>
      <text:p text:style-name="P6"><text:s text:c="12"/>updateInstructions("La Palanca ha sido desactivada por el ratón.");</text:p>
      <text:p text:style-name="P6"><text:s text:c="12"/>logEvent("Desactivación", "palanca (por ratón)");</text:p>
      <text:p text:style-name="P6"><text:s text:c="8"/>}</text:p>
      <text:p text:style-name="P6"/>
      <text:p text:style-name="P6"><text:s text:c="8"/>updateCounters(); // Actualiza los contadores en la interfaz</text:p>
      <text:p text:style-name="P6"/>
      <text:p text:style-name="P6"><text:s text:c="8"/>// Activar el enfriamiento</text:p>
      <text:p text:style-name="P6"><text:s text:c="8"/>cooldownStates.palanca = true;</text:p>
      <text:p text:style-name="P6"><text:s text:c="8"/>setTimeout(() =&gt; {</text:p>
      <text:p text:style-name="P6"><text:s text:c="12"/>cooldownStates.palanca = false; // Desactivar enfriamiento después de 1000 ms</text:p>
      <text:p text:style-name="P6"><text:s text:c="8"/>}, 1000); // Tiempo de enfriamiento aumentado a 1 segundo</text:p>
      <text:p text:style-name="P6"/>
      <text:p text:style-name="P6"><text:s text:c="8"/>// Marcar que ya se interactuó con la palanca en esta colisión</text:p>
      <text:p text:style-name="P6"><text:s text:c="8"/>palancaTouched = true;</text:p>
      <text:p text:style-name="P6"><text:s text:c="4"/>}</text:p>
      <text:p text:style-name="P6">}</text:p>
      <text:p text:style-name="P6"/>
      <text:p text:style-name="P6">/**</text:p>
      <text:p text:style-name="P6"><text:s/>* Comprueba si el ratón está dentro del área de un dispositivo.</text:p>
      <text:p text:style-name="P6"><text:s/>* @param {HTMLElement} mouse - Elemento del ratón.</text:p>
      <text:p text:style-name="P6"><text:s/>* @param {HTMLElement} device - Elemento del dispositivo.</text:p>
      <text:p text:style-name="P6"><text:soft-page-break/><text:s/>* @returns {boolean} - True si hay colisión.</text:p>
      <text:p text:style-name="P6"><text:s/>*/</text:p>
      <text:p text:style-name="P6">function checkCollision(mouse, device) {</text:p>
      <text:p text:style-name="P6"><text:s text:c="4"/>const mouseRect = mouse.getBoundingClientRect();</text:p>
      <text:p text:style-name="P6"><text:s text:c="4"/>const deviceRect = device.getBoundingClientRect();</text:p>
      <text:p text:style-name="P6"/>
      <text:p text:style-name="P6"><text:s text:c="4"/>// Reducir virtualmente el área de colisión del dispositivo</text:p>
      <text:p text:style-name="P6"><text:s text:c="4"/>const adjustedDevice = {</text:p>
      <text:p text:style-name="P6"><text:s text:c="8"/>top: deviceRect.top + 10, <text:s text:c="6"/>// Ajuste en el margen superior</text:p>
      <text:p text:style-name="P6"><text:s text:c="8"/>left: deviceRect.left + 10, <text:s text:c="4"/>// Ajuste en el margen izquierdo</text:p>
      <text:p text:style-name="P6"><text:s text:c="8"/>right: deviceRect.right - 10, <text:s text:c="2"/>// Ajuste en el margen derecho</text:p>
      <text:p text:style-name="P6"><text:s text:c="8"/>bottom: deviceRect.bottom - 10 <text:s/>// Ajuste en el margen inferior</text:p>
      <text:p text:style-name="P6"><text:s text:c="4"/>};</text:p>
      <text:p text:style-name="P6"/>
      <text:p text:style-name="P6"><text:s text:c="4"/>// Comprobación de colisión con los límites ajustados</text:p>
      <text:p text:style-name="P6"><text:s text:c="4"/>return !(</text:p>
      <text:p text:style-name="P6"><text:s text:c="8"/>mouseRect.right &lt; adjustedDevice.left ||</text:p>
      <text:p text:style-name="P6"><text:s text:c="8"/>mouseRect.left &gt; adjustedDevice.right ||</text:p>
      <text:p text:style-name="P6"><text:s text:c="8"/>mouseRect.bottom &lt; adjustedDevice.top ||</text:p>
      <text:p text:style-name="P6"><text:s text:c="8"/>mouseRect.top &gt; adjustedDevice.bottom</text:p>
      <text:p text:style-name="P6"><text:s text:c="4"/>);</text:p>
      <text:p text:style-name="P6">}</text:p>
      <text:p text:style-name="P6"/>
      <text:p text:style-name="P6">/**</text:p>
      <text:p text:style-name="P6"><text:s/>* Anima el movimiento del ratón durante la interacción con la palanca.</text:p>
      <text:p text:style-name="P6"><text:s/>* @param {HTMLElement} mouse - Elemento del ratón.</text:p>
      <text:p text:style-name="P6"><text:s/>*/</text:p>
      <text:p text:style-name="P6">function animateMouseInteraction(mouse) {</text:p>
      <text:p text:style-name="P6"><text:s text:c="4"/>const originalLeft = parseFloat(mouse.style.left) || 10; // Posición actual</text:p>
      <text:p text:style-name="P6"><text:s text:c="4"/>const movementDistance = 2; // Distancia del movimiento (en porcentaje)</text:p>
      <text:p text:style-name="P6"/>
      <text:p text:style-name="P6"><text:s text:c="4"/>// Animar hacia atrás</text:p>
      <text:p text:style-name="P6"><text:s text:c="4"/>mouse.style.transition = "left 0.2s ease-in-out";</text:p>
      <text:p text:style-name="P6"><text:s text:c="4"/>mouse.style.left = `${originalLeft - movementDistance}%`;</text:p>
      <text:p text:style-name="P6"/>
      <text:p text:style-name="P6"><text:s text:c="4"/>// Volver a la posición original</text:p>
      <text:p text:style-name="P6"><text:s text:c="4"/>setTimeout(() =&gt; {</text:p>
      <text:p text:style-name="P6"><text:s text:c="8"/>mouse.style.left = `${originalLeft}%`;</text:p>
      <text:p text:style-name="P6"><text:s text:c="4"/>}, 200); // Coincide con el tiempo de la primera animación</text:p>
      <text:p text:style-name="P6">}</text:p>
      <text:p text:style-name="P6"/>
      <text:p text:style-name="P6">/**</text:p>
      <text:p text:style-name="P6"><text:s/>* Detiene al ratón para comer durante 5 segundos.</text:p>
      <text:p text:style-name="P6"><text:s/>* @param {HTMLElement} mouse - Elemento del ratón.</text:p>
      <text:p text:style-name="P6"><text:s/>* @param {HTMLElement} comedero - Elemento del comedero.</text:p>
      <text:p text:style-name="P6"><text:s/>*/</text:p>
      <text:p text:style-name="P6">function stopToEat(mouse, comedero) {</text:p>
      <text:p text:style-name="P6"><text:s text:c="4"/>clearInterval(movementInterval); // Detiene el movimiento</text:p>
      <text:p text:style-name="P6"><text:s text:c="4"/>clearTimeout(stopTimeout); // Asegura que no haya timeouts pendientes</text:p>
      <text:p text:style-name="P6"><text:s text:c="4"/>mouseMoving = false;</text:p>
      <text:p text:style-name="P6"/>
      <text:p text:style-name="P6"><text:s text:c="4"/>// Remueve las clases de dirección para evitar conflictos</text:p>
      <text:p text:style-name="P6"><text:soft-page-break/><text:s text:c="4"/>mouse.classList.remove("looking-left", "looking-right");</text:p>
      <text:p text:style-name="P6"/>
      <text:p text:style-name="P6"><text:s text:c="4"/>// Inclina el ratón en la dirección de la marcha</text:p>
      <text:p text:style-name="P6"><text:s text:c="4"/>if (direction === 1) {</text:p>
      <text:p text:style-name="P6"><text:s text:c="8"/>mouse.classList.add("eating-right");</text:p>
      <text:p text:style-name="P6"><text:s text:c="4"/>} else {</text:p>
      <text:p text:style-name="P6"><text:s text:c="8"/>mouse.classList.add("eating-left");</text:p>
      <text:p text:style-name="P6"><text:s text:c="4"/>}</text:p>
      <text:p text:style-name="P6"/>
      <text:p text:style-name="P6"><text:s text:c="4"/>// Calcula la posición correcta para detener el ratón</text:p>
      <text:p text:style-name="P6"><text:s text:c="4"/>const comederoRect = comedero.getBoundingClientRect(); // Coordenadas del comedero</text:p>
      <text:p text:style-name="P6"><text:s text:c="4"/>const boxRect = document.getElementById("skinnerBox").getBoundingClientRect(); // Coordenadas de la caja</text:p>
      <text:p text:style-name="P6"><text:s text:c="4"/>const mouseRect = mouse.getBoundingClientRect(); // Coordenadas del ratón</text:p>
      <text:p text:style-name="P6"/>
      <text:p text:style-name="P6"><text:s text:c="4"/>// Calcula el centro del comedero relativo a la caja</text:p>
      <text:p text:style-name="P6"><text:s text:c="4"/>const comederoCenter = ((comederoRect.left + comederoRect.right) / 2) - boxRect.left;</text:p>
      <text:p text:style-name="P6"/>
      <text:p text:style-name="P6"><text:s text:c="4"/>// Calcula la posición deseada del ratón basada en la dirección</text:p>
      <text:p text:style-name="P6"><text:s text:c="4"/>let desiredLeftPercentage;</text:p>
      <text:p text:style-name="P6"/>
      <text:p text:style-name="P6"><text:s text:c="4"/>if (direction === 1) {</text:p>
      <text:p text:style-name="P6"><text:s text:c="8"/>// Ratón moviéndose de izquierda a derecha</text:p>
      <text:p text:style-name="P6"><text:s text:c="8"/>// Queremos que la parte derecha del ratón esté alineada con el centro del comedero</text:p>
      <text:p text:style-name="P6"><text:s text:c="8"/>// Calculamos el ancho del ratón en porcentaje de la caja</text:p>
      <text:p text:style-name="P6"><text:s text:c="8"/>const mouseWidth = (mouseRect.width / boxRect.width) * 100;</text:p>
      <text:p text:style-name="P6"><text:s text:c="8"/>desiredLeftPercentage = (comederoCenter / boxRect.width) * 100 - (mouseWidth / 2);</text:p>
      <text:p text:style-name="P6"><text:s text:c="4"/>} else {</text:p>
      <text:p text:style-name="P6"><text:s text:c="8"/>// Ratón moviéndose de derecha a izquierda</text:p>
      <text:p text:style-name="P6"><text:s text:c="8"/>// Queremos que la parte izquierda del ratón esté alineada con el centro del comedero</text:p>
      <text:p text:style-name="P6"><text:s text:c="8"/>desiredLeftPercentage = (comederoCenter / boxRect.width) * 100;</text:p>
      <text:p text:style-name="P6"><text:s text:c="4"/>}</text:p>
      <text:p text:style-name="P6"/>
      <text:p text:style-name="P6"><text:s text:c="4"/>// Asegura que la posición no se salga de los límites</text:p>
      <text:p text:style-name="P6"><text:s text:c="4"/>desiredLeftPercentage = Math.max(0, Math.min(desiredLeftPercentage, 100 - (mouseRect.width / boxRect.width * 100)));</text:p>
      <text:p text:style-name="P6"/>
      <text:p text:style-name="P6"><text:s text:c="4"/>// Actualiza la posición horizontal del ratón con una transición suave</text:p>
      <text:p text:style-name="P6"><text:s text:c="4"/>mouse.style.transition = "left 0.3s ease-in-out";</text:p>
      <text:p text:style-name="P6"><text:s text:c="4"/>mouse.style.left = `${desiredLeftPercentage}%`;</text:p>
      <text:p text:style-name="P6"/>
      <text:p text:style-name="P6"><text:s text:c="4"/>// Opcional: Restablecer la transición después de que termine</text:p>
      <text:p text:style-name="P6"><text:s text:c="4"/>setTimeout(() =&gt; {</text:p>
      <text:p text:style-name="P6"><text:s text:c="8"/>mouse.style.transition = "";</text:p>
      <text:p text:style-name="P6"><text:s text:c="4"/>}, 300); // Coincide con la duración de la transición</text:p>
      <text:p text:style-name="P6"/>
      <text:p text:style-name="P6"><text:s text:c="4"/>// Registrar el evento de detención para comer</text:p>
      <text:p text:style-name="P6"><text:s text:c="4"/>logEvent("Detención para Comer", {</text:p>
      <text:p text:style-name="P6"><text:s text:c="8"/>dirección: direction === 1 ? "derecha" : "izquierda",</text:p>
      <text:p text:style-name="P6"><text:s text:c="8"/>posición: `${desiredLeftPercentage}%`</text:p>
      <text:p text:style-name="P6"><text:s text:c="4"/>});</text:p>
      <text:p text:style-name="P6"/>
      <text:p text:style-name="P6"><text:soft-page-break/><text:s text:c="4"/>// Espera 5 segundos mientras come</text:p>
      <text:p text:style-name="P6"><text:s text:c="4"/>setTimeout(() =&gt; {</text:p>
      <text:p text:style-name="P6"><text:s text:c="8"/>// Recupera posición vertical del ratón</text:p>
      <text:p text:style-name="P6"><text:s text:c="8"/>mouse.classList.remove("eating-right", "eating-left");</text:p>
      <text:p text:style-name="P6"/>
      <text:p text:style-name="P6"><text:s text:c="8"/>// Vuelve a agregar la clase de dirección</text:p>
      <text:p text:style-name="P6"><text:s text:c="8"/>setInitialMouseDirection();</text:p>
      <text:p text:style-name="P6"/>
      <text:p text:style-name="P6"><text:s text:c="8"/>// Desactiva el comedero</text:p>
      <text:p text:style-name="P6"><text:s text:c="8"/>deviceStates.comedero = false;</text:p>
      <text:p text:style-name="P6"><text:s text:c="8"/>updateDeviceState("comedero");</text:p>
      <text:p text:style-name="P6"><text:s text:c="8"/>logEvent("Desactivación Automática", "comedero");</text:p>
      <text:p text:style-name="P6"/>
      <text:p text:style-name="P6"><text:s text:c="8"/>// Reanuda el movimiento</text:p>
      <text:p text:style-name="P6"><text:s text:c="8"/>startRandomMovement();</text:p>
      <text:p text:style-name="P6"><text:s text:c="4"/>}, 5000);</text:p>
      <text:p text:style-name="P6">}</text:p>
      <text:p text:style-name="P6"/>
      <text:p text:style-name="P6">// =========================================================</text:p>
      <text:p text:style-name="P6">// Funciones de Registro y Descarga de la Bitácora</text:p>
      <text:p text:style-name="P6">// =========================================================</text:p>
      <text:p text:style-name="P6"/>
      <text:p text:style-name="P6">/**</text:p>
      <text:p text:style-name="P6"><text:s/>* Registra un evento en la bitácora.</text:p>
      <text:p text:style-name="P6"><text:s/>* @param {string} eventType - Tipo de evento (e.g., Activación, Desactivación, Detención para Comer).</text:p>
      <text:p text:style-name="P6"><text:s/>* @param {string|object} details - Detalles del evento.</text:p>
      <text:p text:style-name="P6"><text:s/>*/</text:p>
      <text:p text:style-name="P6">function logEvent(eventType, details) {</text:p>
      <text:p text:style-name="P6"><text:s text:c="4"/>const event = {</text:p>
      <text:p text:style-name="P6"><text:s text:c="8"/>tipo: eventType,</text:p>
      <text:p text:style-name="P6"><text:s text:c="8"/>detalles: details,</text:p>
      <text:p text:style-name="P6"><text:s text:c="8"/>UT: utCount,</text:p>
      <text:p text:style-name="P6"><text:s text:c="8"/>timestamp: new Date().toISOString()</text:p>
      <text:p text:style-name="P6"><text:s text:c="4"/>};</text:p>
      <text:p text:style-name="P6"><text:s text:c="4"/>log.push(event);</text:p>
      <text:p text:style-name="P6"><text:s text:c="4"/>console.log("Evento registrado:", event);</text:p>
      <text:p text:style-name="P6">}</text:p>
      <text:p text:style-name="P6"/>
      <text:p text:style-name="P6">/**</text:p>
      <text:p text:style-name="P6"><text:s/>* Configura el botón de descarga de la bitácora.</text:p>
      <text:p text:style-name="P6"><text:s/>*/</text:p>
      <text:p text:style-name="P6">function setupDownloadButton() {</text:p>
      <text:p text:style-name="P6"><text:s text:c="4"/>const downloadButton = document.getElementById("downloadLogButton");</text:p>
      <text:p text:style-name="P6"><text:s text:c="4"/>if (downloadButton) {</text:p>
      <text:p text:style-name="P6"><text:s text:c="8"/>downloadButton.addEventListener("click", () =&gt; {</text:p>
      <text:p text:style-name="P6"><text:s text:c="12"/>const fileName = prompt("Introduce el nombre para el archivo JSON:", "bitacora_condicionamiento");</text:p>
      <text:p text:style-name="P6"><text:s text:c="12"/>if (fileName) {</text:p>
      <text:p text:style-name="P6"><text:s text:c="16"/>downloadJSON(log, `${fileName}.json`);</text:p>
      <text:p text:style-name="P6"><text:s text:c="16"/>// Opcional: Limpia la bitácora después de la descarga</text:p>
      <text:p text:style-name="P6"><text:s text:c="16"/>// log.length = 0;</text:p>
      <text:p text:style-name="P6"><text:soft-page-break/><text:s text:c="16"/>// console.log("Bitácora vaciada tras la descarga.");</text:p>
      <text:p text:style-name="P6"><text:s text:c="12"/>}</text:p>
      <text:p text:style-name="P6"><text:s text:c="8"/>});</text:p>
      <text:p text:style-name="P6"><text:s text:c="4"/>} else {</text:p>
      <text:p text:style-name="P6"><text:s text:c="8"/>console.error("No se encontró el botón con ID 'downloadLogButton'");</text:p>
      <text:p text:style-name="P6"><text:s text:c="4"/>}</text:p>
      <text:p text:style-name="P6">}</text:p>
      <text:p text:style-name="P6"/>
      <text:p text:style-name="P6">/**</text:p>
      <text:p text:style-name="P6"><text:s/>* Descarga un objeto JSON como archivo.</text:p>
      <text:p text:style-name="P6"><text:s/>* @param {object} data - Datos a descargar.</text:p>
      <text:p text:style-name="P6"><text:s/>* @param {string} filename - Nombre del archivo.</text:p>
      <text:p text:style-name="P6"><text:s/>*/</text:p>
      <text:p text:style-name="P6">function downloadJSON(data, filename) {</text:p>
      <text:p text:style-name="P6"><text:s text:c="4"/>const jsonStr = JSON.stringify(data, null, 2);</text:p>
      <text:p text:style-name="P6"><text:s text:c="4"/>const blob = new Blob([jsonStr], { type: "application/json" });</text:p>
      <text:p text:style-name="P6"><text:s text:c="4"/>const url = URL.createObjectURL(blob);</text:p>
      <text:p text:style-name="P6"/>
      <text:p text:style-name="P6"><text:s text:c="4"/>const a = document.createElement("a");</text:p>
      <text:p text:style-name="P6"><text:s text:c="4"/>a.href = url;</text:p>
      <text:p text:style-name="P6"><text:s text:c="4"/>a.download = filename || "bitacora.json";</text:p>
      <text:p text:style-name="P6"><text:s text:c="4"/>document.body.appendChild(a);</text:p>
      <text:p text:style-name="P6"><text:s text:c="4"/>a.click();</text:p>
      <text:p text:style-name="P6"/>
      <text:p text:style-name="P6"><text:s text:c="4"/>// Limpia el DOM y revoca el objeto URL</text:p>
      <text:p text:style-name="P6"><text:s text:c="4"/>document.body.removeChild(a);</text:p>
      <text:p text:style-name="P6"><text:s text:c="4"/>URL.revokeObjectURL(url);</text:p>
      <text:p text:style-name="P6">}</text:p>
      <text:p text:style-name="P6"/>
      <text:p text:style-name="P6">// =========================================================</text:p>
      <text:p text:style-name="P6">// Funciones de Animación y Manejo de Interacciones</text:p>
      <text:p text:style-name="P6">// =========================================================</text:p>
      <text:p text:style-name="P6"/>
      <text:p text:style-name="P6">/**</text:p>
      <text:p text:style-name="P6"><text:s/>* Anima el movimiento del ratón durante la interacción con la palanca.</text:p>
      <text:p text:style-name="P6"><text:s/>* @param {HTMLElement} mouse - Elemento del ratón.</text:p>
      <text:p text:style-name="P6"><text:s/>*/</text:p>
      <text:p text:style-name="P6">function animateMouseInteraction(mouse) {</text:p>
      <text:p text:style-name="P6"><text:s text:c="4"/>const originalLeft = parseFloat(mouse.style.left) || 10; // Posición actual</text:p>
      <text:p text:style-name="P6"><text:s text:c="4"/>const movementDistance = 2; // Distancia del movimiento (en porcentaje)</text:p>
      <text:p text:style-name="P6"/>
      <text:p text:style-name="P6"><text:s text:c="4"/>// Animar hacia atrás</text:p>
      <text:p text:style-name="P6"><text:s text:c="4"/>mouse.style.transition = "left 0.2s ease-in-out";</text:p>
      <text:p text:style-name="P6"><text:s text:c="4"/>mouse.style.left = `${originalLeft - movementDistance}%`;</text:p>
      <text:p text:style-name="P6"/>
      <text:p text:style-name="P6"><text:s text:c="4"/>// Volver a la posición original</text:p>
      <text:p text:style-name="P6"><text:s text:c="4"/>setTimeout(() =&gt; {</text:p>
      <text:p text:style-name="P6"><text:s text:c="8"/>mouse.style.left = `${originalLeft}%`;</text:p>
      <text:p text:style-name="P6"><text:s text:c="4"/>}, 200); // Coincide con el tiempo de la primera animación</text:p>
      <text:p text:style-name="P6">}</text:p>
      <text:p text:style-name="P6"/>
      <text:p text:style-name="P6">// =========================================================</text:p>
      <text:p text:style-name="P6"><text:soft-page-break/>// Inicialización del Script</text:p>
      <text:p text:style-name="P6">// =========================================================</text:p>
      <text:p text:style-name="P6"/>
      <text:p text:style-name="P6">// Inicializa el script cuando el DOM esté completamente cargado</text:p>
      <text:p text:style-name="P6">document.addEventListener("DOMContentLoaded", initialize);</text:p>
      <text:p text:style-name="P6">```</text:p>
      <text:p text:style-name="P6"/>
      <text:p text:style-name="P6">---</text:p>
      <text:p text:style-name="P6"/>
      <text:p text:style-name="P6">## **4. Creación y Configuración de `learning.js`**</text:p>
      <text:p text:style-name="P6"/>
      <text:p text:style-name="P6">Ahora, crea un segundo archivo JavaScript que manejará la lógica de aprendizaje. Este archivo puede llamar a funciones definidas en `main.js` y también puede definir nuevas funciones que `main.js` puede invocar si es necesario.</text:p>
      <text:p text:style-name="P6"/>
      <text:p text:style-name="P6">### **Ejemplo de `learning.js`:**</text:p>
      <text:p text:style-name="P6"/>
      <text:p text:style-name="P6">```javascript</text:p>
      <text:p text:style-name="P6">// js/learning.js</text:p>
      <text:p text:style-name="P6"/>
      <text:p text:style-name="P6">// Asegúrate de que `main.js` ya ha sido cargado antes de este script</text:p>
      <text:p text:style-name="P6"/>
      <text:p text:style-name="P6">// =========================================================</text:p>
      <text:p text:style-name="P6">// Funciones de Aprendizaje</text:p>
      <text:p text:style-name="P6">// =========================================================</text:p>
      <text:p text:style-name="P6"/>
      <text:p text:style-name="P6">/**</text:p>
      <text:p text:style-name="P6"><text:s/>* Función que implementa la lógica de aprendizaje.</text:p>
      <text:p text:style-name="P6"><text:s/>* Por ejemplo, puede analizar los eventos en la bitácora y tomar decisiones.</text:p>
      <text:p text:style-name="P6"><text:s/>*/</text:p>
      <text:p text:style-name="P6">function learningLogic() {</text:p>
      <text:p text:style-name="P6"><text:s text:c="4"/>// Accede a la bitácora desde `main.js`</text:p>
      <text:p text:style-name="P6"><text:s text:c="4"/>if (typeof log === 'undefined') {</text:p>
      <text:p text:style-name="P6"><text:s text:c="8"/>console.error("La bitácora no está disponible.");</text:p>
      <text:p text:style-name="P6"><text:s text:c="8"/>return;</text:p>
      <text:p text:style-name="P6"><text:s text:c="4"/>}</text:p>
      <text:p text:style-name="P6"/>
      <text:p text:style-name="P6"><text:s text:c="4"/>// Ejemplo: Contar cuántas veces se ha activado la palanca</text:p>
      <text:p text:style-name="P6"><text:s text:c="4"/>const activacionesPalanca = log.filter(evento =&gt; evento.tipo === "Activación" &amp;&amp; evento.detalles.includes("palanca")).length;</text:p>
      <text:p text:style-name="P6"/>
      <text:p text:style-name="P6"><text:s text:c="4"/>// Tomar una decisión basada en el análisis</text:p>
      <text:p text:style-name="P6"><text:s text:c="4"/>if (activacionesPalanca &gt; 5) {</text:p>
      <text:p text:style-name="P6"><text:s text:c="8"/>// Por ejemplo, reducir la probabilidad de interacción</text:p>
      <text:p text:style-name="P6"><text:s text:c="8"/>console.log("Reducción de probabilidad de interacción debido a múltiples activaciones.");</text:p>
      <text:p text:style-name="P6"><text:s text:c="8"/>// Implementa la lógica para ajustar la probabilidad si es necesario</text:p>
      <text:p text:style-name="P6"><text:s text:c="8"/>// Podrías modificar una variable global o llamar a una función en `main.js` para ajustar `chance`</text:p>
      <text:p text:style-name="P6"><text:s text:c="4"/>}</text:p>
      <text:p text:style-name="P6">}</text:p>
      <text:p text:style-name="P6"/>
      <text:p text:style-name="P6">/**</text:p>
      <text:p text:style-name="P6"><text:soft-page-break/><text:s/>* Inicia la lógica de aprendizaje después de cierto tiempo.</text:p>
      <text:p text:style-name="P6"><text:s/>*/</text:p>
      <text:p text:style-name="P6">function startLearning() {</text:p>
      <text:p text:style-name="P6"><text:s text:c="4"/>// Por ejemplo, ejecutar la lógica de aprendizaje cada 10 segundos</text:p>
      <text:p text:style-name="P6"><text:s text:c="4"/>setInterval(learningLogic, 10000);</text:p>
      <text:p text:style-name="P6">}</text:p>
      <text:p text:style-name="P6"/>
      <text:p text:style-name="P6">// =========================================================</text:p>
      <text:p text:style-name="P6">// Funciones de Interacción con `main.js`</text:p>
      <text:p text:style-name="P6">// =========================================================</text:p>
      <text:p text:style-name="P6"/>
      <text:p text:style-name="P6">/**</text:p>
      <text:p text:style-name="P6"><text:s/>* Función para iniciar una acción en `main.js`.</text:p>
      <text:p text:style-name="P6"><text:s/>* Por ejemplo, activar el comedero automáticamente.</text:p>
      <text:p text:style-name="P6"><text:s/>*/</text:p>
      <text:p text:style-name="P6">function activateComedero() {</text:p>
      <text:p text:style-name="P6"><text:s text:c="4"/>if (typeof handleDeviceInteraction === 'function') {</text:p>
      <text:p text:style-name="P6"><text:s text:c="8"/>handleDeviceInteraction("comedero");</text:p>
      <text:p text:style-name="P6"><text:s text:c="4"/>} else {</text:p>
      <text:p text:style-name="P6"><text:s text:c="8"/>console.error("La función 'handleDeviceInteraction' no está disponible.");</text:p>
      <text:p text:style-name="P6"><text:s text:c="4"/>}</text:p>
      <text:p text:style-name="P6">}</text:p>
      <text:p text:style-name="P6"/>
      <text:p text:style-name="P6">/**</text:p>
      <text:p text:style-name="P6"><text:s/>* Función para escuchar eventos o llamadas desde `main.js`.</text:p>
      <text:p text:style-name="P6"><text:s/>* Puedes usar eventos personalizados para comunicación bidireccional.</text:p>
      <text:p text:style-name="P6"><text:s/>*/</text:p>
      <text:p text:style-name="P6">function setupCommunication() {</text:p>
      <text:p text:style-name="P6"><text:s text:c="4"/>// Escuchar eventos personalizados emitidos desde `main.js`</text:p>
      <text:p text:style-name="P6"><text:s text:c="4"/>document.addEventListener("customEventFromMain", (e) =&gt; {</text:p>
      <text:p text:style-name="P6"><text:s text:c="8"/>console.log("Evento personalizado recibido:", e.detail);</text:p>
      <text:p text:style-name="P6"><text:s text:c="8"/>// Realiza acciones basadas en el evento</text:p>
      <text:p text:style-name="P6"><text:s text:c="4"/>});</text:p>
      <text:p text:style-name="P6"/>
      <text:p text:style-name="P6"><text:s text:c="4"/>// Emitir eventos personalizados hacia `main.js`</text:p>
      <text:p text:style-name="P6"><text:s text:c="4"/>function emitCustomEvent(data) {</text:p>
      <text:p text:style-name="P6"><text:s text:c="8"/>const event = new CustomEvent("customEventFromLearning", { detail: data });</text:p>
      <text:p text:style-name="P6"><text:s text:c="8"/>document.dispatchEvent(event);</text:p>
      <text:p text:style-name="P6"><text:s text:c="4"/>}</text:p>
      <text:p text:style-name="P6"/>
      <text:p text:style-name="P6"><text:s text:c="4"/>// Ejemplo: Emitir un evento después de activar el comedero</text:p>
      <text:p text:style-name="P6"><text:s text:c="4"/>setTimeout(() =&gt; {</text:p>
      <text:p text:style-name="P6"><text:s text:c="8"/>emitCustomEvent({ message: "Comedero activado por aprendizaje." });</text:p>
      <text:p text:style-name="P6"><text:s text:c="4"/>}, 5000);</text:p>
      <text:p text:style-name="P6">}</text:p>
      <text:p text:style-name="P6"/>
      <text:p text:style-name="P6">// =========================================================</text:p>
      <text:p text:style-name="P6">// Inicialización de `learning.js`</text:p>
      <text:p text:style-name="P6">// =========================================================</text:p>
      <text:p text:style-name="P6"/>
      <text:p text:style-name="P6">function initializeLearning() {</text:p>
      <text:p text:style-name="P6"><text:s text:c="4"/>console.log("Inicializando lógica de aprendizaje...");</text:p>
      <text:p text:style-name="P6"><text:soft-page-break/><text:s text:c="4"/>startLearning();</text:p>
      <text:p text:style-name="P6"><text:s text:c="4"/>setupCommunication();</text:p>
      <text:p text:style-name="P6"/>
      <text:p text:style-name="P6"><text:s text:c="4"/>// Ejemplo: Activar el comedero después de 15 segundos</text:p>
      <text:p text:style-name="P6"><text:s text:c="4"/>setTimeout(() =&gt; {</text:p>
      <text:p text:style-name="P6"><text:s text:c="8"/>activateComedero();</text:p>
      <text:p text:style-name="P6"><text:s text:c="4"/>}, 15000);</text:p>
      <text:p text:style-name="P6">}</text:p>
      <text:p text:style-name="P6"/>
      <text:p text:style-name="P6">// Inicializa la lógica de aprendizaje cuando el DOM esté cargado</text:p>
      <text:p text:style-name="P6">document.addEventListener("DOMContentLoaded", initializeLearning);</text:p>
      <text:p text:style-name="P6">```</text:p>
      <text:p text:style-name="P6"/>
      <text:p text:style-name="P6">---</text:p>
      <text:p text:style-name="P6"/>
      <text:p text:style-name="P6">## **5. Explicación Detallada de `learning.js`**</text:p>
      <text:p text:style-name="P6"/>
      <text:p text:style-name="P6">1. **Acceso a Variables y Funciones de `main.js`:**</text:p>
      <text:p text:style-name="P6"><text:s text:c="3"/>- **Bitácora (`log`):** Accede directamente a la variable `log` definida en `main.js`. Asegúrate de que `main.js` está cargado antes que `learning.js` en el HTML para que `log` esté disponible.</text:p>
      <text:p text:style-name="P6"><text:s text:c="3"/>- **Funciones (`handleDeviceInteraction`):** Llama a funciones como `handleDeviceInteraction` directamente si están definidas globalmente en `main.js`.</text:p>
      <text:p text:style-name="P6"/>
      <text:p text:style-name="P6">2. **Implementación de la Lógica de Aprendizaje:**</text:p>
      <text:p text:style-name="P6"><text:s text:c="3"/>- **Análisis de la Bitácora:** La función `learningLogic` analiza la bitácora para contar cuántas veces se ha activado la palanca.</text:p>
      <text:p text:style-name="P6"><text:s text:c="3"/>- **Toma de Decisiones:** Basado en el análisis, puedes implementar lógica para ajustar comportamientos en `main.js`. Por ejemplo, reducir la probabilidad de interacción si hay demasiadas activaciones.</text:p>
      <text:p text:style-name="P6"/>
      <text:p text:style-name="P6">3. **Comunicación Bidireccional:**</text:p>
      <text:p text:style-name="P6"><text:s text:c="3"/>- **Eventos Personalizados:** Usa eventos personalizados para una comunicación más estructurada entre los scripts.</text:p>
      <text:p text:style-name="P6"><text:s text:c="5"/>- **Emitir Eventos:** `learning.js` puede emitir eventos que `main.js` puede escuchar y viceversa.</text:p>
      <text:p text:style-name="P6"><text:s text:c="5"/>- **Escuchar Eventos:** Ambos scripts pueden escuchar eventos personalizados para reaccionar a acciones del otro.</text:p>
      <text:p text:style-name="P6"/>
      <text:p text:style-name="P6">4. **Ejemplos de Funciones de Interacción:**</text:p>
      <text:p text:style-name="P6"><text:s text:c="3"/>- **Activar Dispositivos:** La función `activateComedero` muestra cómo llamar a funciones de `main.js` desde `learning.js`.</text:p>
      <text:p text:style-name="P6"><text:s text:c="3"/>- **Emitir Eventos:** La función `emitCustomEvent` permite a `learning.js` enviar información a `main.js`.</text:p>
      <text:p text:style-name="P6"/>
      <text:p text:style-name="P6">---</text:p>
      <text:p text:style-name="P6"/>
      <text:p text:style-name="P6">## **6. Recomendaciones Adicionales**</text:p>
      <text:p text:style-name="P6"/>
      <text:p text:style-name="P6">1. **Evitar Conflictos de Nombres:**</text:p>
      <text:p text:style-name="P6"><text:s text:c="3"/>- Asegúrate de que las funciones y variables en `learning.js` no tengan nombres que entren en conflicto con las de `main.js` a menos que estén intencionadamente relacionadas.</text:p>
      <text:p text:style-name="P6"/>
      <text:p text:style-name="P6"><text:soft-page-break/>2. **Uso de Espacios de Nombres (Namespaces):**</text:p>
      <text:p text:style-name="P6"><text:s text:c="3"/>- Para una mejor organización y evitar conflictos, considera encapsular las funciones de `learning.js` dentro de un objeto global. Por ejemplo:</text:p>
      <text:p text:style-name="P6"/>
      <text:p text:style-name="P6"><text:s text:c="5"/>```javascript</text:p>
      <text:p text:style-name="P6"><text:s text:c="5"/>// js/learning.js</text:p>
      <text:p text:style-name="P6"/>
      <text:p text:style-name="P6"><text:s text:c="5"/>const LearningModule = (function() {</text:p>
      <text:p text:style-name="P6"><text:s text:c="9"/>// Todas las funciones y variables aquí</text:p>
      <text:p text:style-name="P6"><text:s text:c="9"/>function learningLogic() { /* ... */ }</text:p>
      <text:p text:style-name="P6"><text:s text:c="9"/>function activateComedero() { /* ... */ }</text:p>
      <text:p text:style-name="P6"><text:s text:c="9"/>// ...</text:p>
      <text:p text:style-name="P6"/>
      <text:p text:style-name="P6"><text:s text:c="9"/>return {</text:p>
      <text:p text:style-name="P6"><text:s text:c="13"/>initialize: initializeLearning</text:p>
      <text:p text:style-name="P6"><text:s text:c="9"/>};</text:p>
      <text:p text:style-name="P6"><text:s text:c="5"/>})();</text:p>
      <text:p text:style-name="P6"/>
      <text:p text:style-name="P6"><text:s text:c="5"/>document.addEventListener("DOMContentLoaded", LearningModule.initialize);</text:p>
      <text:p text:style-name="P6"><text:s text:c="5"/>```</text:p>
      <text:p text:style-name="P6"/>
      <text:p text:style-name="P6">3. **Modularización Avanzada (Opcional):**</text:p>
      <text:p text:style-name="P6"><text:s text:c="3"/>- Si en el futuro decides modularizar más tu código, considera usar **ES6 Modules** (`import` y `export`). Esto requiere cambiar la forma en que cargas los scripts en el HTML usando `type="module"`.</text:p>
      <text:p text:style-name="P6"/>
      <text:p text:style-name="P6"><text:s text:c="5"/>```html</text:p>
      <text:p text:style-name="P6"><text:s text:c="5"/>&lt;script type="module" src="js/main.js"&gt;&lt;/script&gt;</text:p>
      <text:p text:style-name="P6"><text:s text:c="5"/>&lt;script type="module" src="js/learning.js"&gt;&lt;/script&gt;</text:p>
      <text:p text:style-name="P6"><text:s text:c="5"/>```</text:p>
      <text:p text:style-name="P6"/>
      <text:p text:style-name="P6"><text:s text:c="5"/>Sin embargo, ten en cuenta que **ES6 Modules** tienen algunas restricciones, como la necesidad de que los archivos sean servidos desde un servidor (no funcionan directamente desde el sistema de archivos por temas de CORS).</text:p>
      <text:p text:style-name="P6"/>
      <text:p text:style-name="P6">4. **Uso de Eventos Personalizados para Comunicación:**</text:p>
      <text:p text:style-name="P6"><text:s text:c="3"/>- Emplear eventos personalizados (`CustomEvent`) es una forma eficiente y flexible de manejar la comunicación entre múltiples scripts sin depender del orden de carga o del ámbito global.</text:p>
      <text:p text:style-name="P6"/>
      <text:p text:style-name="P6"><text:s text:c="5"/>**Ejemplo en `main.js`:**</text:p>
      <text:p text:style-name="P6"/>
      <text:p text:style-name="P6"><text:s text:c="5"/>```javascript</text:p>
      <text:p text:style-name="P6"><text:s text:c="5"/>// main.js</text:p>
      <text:p text:style-name="P6"/>
      <text:p text:style-name="P6"><text:s text:c="5"/>function someFunction() {</text:p>
      <text:p text:style-name="P6"><text:s text:c="9"/>// ... lógica ...</text:p>
      <text:p text:style-name="P6"><text:s text:c="9"/>const event = new CustomEvent("customEventFromMain", { detail: { /* datos */ } });</text:p>
      <text:p text:style-name="P6"><text:s text:c="9"/>document.dispatchEvent(event);</text:p>
      <text:p text:style-name="P6"><text:s text:c="5"/>}</text:p>
      <text:p text:style-name="P6"><text:s text:c="5"/>```</text:p>
      <text:p text:style-name="P6"/>
      <text:p text:style-name="P6"><text:s text:c="5"/>**Ejemplo en `learning.js`:**</text:p>
      <text:p text:style-name="P6"><text:soft-page-break/></text:p>
      <text:p text:style-name="P6"><text:s text:c="5"/>```javascript</text:p>
      <text:p text:style-name="P6"><text:s text:c="5"/>// learning.js</text:p>
      <text:p text:style-name="P6"/>
      <text:p text:style-name="P6"><text:s text:c="5"/>document.addEventListener("customEventFromMain", (e) =&gt; {</text:p>
      <text:p text:style-name="P6"><text:s text:c="9"/>console.log("Evento recibido de main.js:", e.detail);</text:p>
      <text:p text:style-name="P6"><text:s text:c="9"/>// ... lógica ...</text:p>
      <text:p text:style-name="P6"><text:s text:c="5"/>});</text:p>
      <text:p text:style-name="P6"><text:s text:c="5"/>```</text:p>
      <text:p text:style-name="P6"/>
      <text:p text:style-name="P6">5. **Mantener la Coherencia en las Funciones Globales:**</text:p>
      <text:p text:style-name="P6"><text:s text:c="3"/>- Si defines nuevas funciones en `learning.js` que `main.js` debe usar, asegúrate de exponerlas globalmente o a través de un objeto compartido.</text:p>
      <text:p text:style-name="P6"/>
      <text:p text:style-name="P6"><text:s text:c="5"/>**Ejemplo:**</text:p>
      <text:p text:style-name="P6"/>
      <text:p text:style-name="P6"><text:s text:c="5"/>```javascript</text:p>
      <text:p text:style-name="P6"><text:s text:c="5"/>// learning.js</text:p>
      <text:p text:style-name="P6"/>
      <text:p text:style-name="P6"><text:s text:c="5"/>function nuevaFuncion() { /* ... */ }</text:p>
      <text:p text:style-name="P6"/>
      <text:p text:style-name="P6"><text:s text:c="5"/>// Exponer globalmente</text:p>
      <text:p text:style-name="P6"><text:s text:c="5"/>window.nuevaFuncion = nuevaFuncion;</text:p>
      <text:p text:style-name="P6"><text:s text:c="5"/>```</text:p>
      <text:p text:style-name="P6"/>
      <text:p text:style-name="P6"><text:s text:c="5"/>Luego, en `main.js`, puedes llamar a `nuevaFuncion()` directamente.</text:p>
      <text:p text:style-name="P6"/>
      <text:p text:style-name="P6">---</text:p>
      <text:p text:style-name="P6"/>
      <text:p text:style-name="P6">## **7. Pruebas y Depuración**</text:p>
      <text:p text:style-name="P6"/>
      <text:p text:style-name="P6">Después de configurar ambos archivos, realiza pruebas exhaustivas para asegurarte de que la comunicación funciona como esperas:</text:p>
      <text:p text:style-name="P6"/>
      <text:p text:style-name="P6">1. **Verificar la Carga de Scripts:**</text:p>
      <text:p text:style-name="P6"><text:s text:c="3"/>- Asegúrate de que ambos archivos JavaScript se cargan sin errores en la consola del navegador.</text:p>
      <text:p text:style-name="P6"/>
      <text:p text:style-name="P6">2. **Probar Funciones de `learning.js`:**</text:p>
      <text:p text:style-name="P6"><text:s text:c="3"/>- Ejecuta las funciones de `learning.js` y verifica que llaman correctamente a las funciones de `main.js` y viceversa.</text:p>
      <text:p text:style-name="P6"/>
      <text:p text:style-name="P6">3. **Revisar la Bitácora de Eventos:**</text:p>
      <text:p text:style-name="P6"><text:s text:c="3"/>- Asegúrate de que los eventos se registran correctamente y que `learning.js` puede acceder y analizar la bitácora.</text:p>
      <text:p text:style-name="P6"/>
      <text:p text:style-name="P6">4. **Utilizar Herramientas de Depuración:**</text:p>
      <text:p text:style-name="P6"><text:s text:c="3"/>- Emplea `console.log` estratégicamente para rastrear el flujo de ejecución y detectar posibles problemas.</text:p>
      <text:p text:style-name="P6"/>
      <text:p text:style-name="P6">---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4T16:27:07.173000000</meta:creation-date>
    <dc:date>2024-11-16T14:32:35.640000000</dc:date>
    <meta:editing-duration>PT2H5M44S</meta:editing-duration>
    <meta:editing-cycles>11</meta:editing-cycles>
    <meta:generator>LibreOffice/6.3.6.2$Windows_X86_64 LibreOffice_project/2196df99b074d8a661f4036fca8fa0cbfa33a497</meta:generator>
    <meta:document-statistic meta:table-count="0" meta:image-count="0" meta:object-count="0" meta:page-count="17" meta:paragraph-count="681" meta:word-count="3612" meta:character-count="30288" meta:non-whitespace-character-count="24260"/>
  </office:meta>
</office:document-meta>
</file>